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5ADA0000319D3C8495D5.svm"/>
  <manifest:file-entry manifest:media-type="" manifest:full-path="Pictures/2000000900002D2B00001AAB584CC43D.svm"/>
  <manifest:file-entry manifest:media-type="" manifest:full-path="Pictures/200000090000585F0000488F75C8EA3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032cm"/>
    </style:style>
    <style:style style:name="Tableau1.B" style:family="table-column">
      <style:table-column-properties style:column-width="2.54cm"/>
    </style:style>
    <style:style style:name="Tableau1.C" style:family="table-column">
      <style:table-column-properties style:column-width="2.805cm"/>
    </style:style>
    <style:style style:name="Tableau1.D" style:family="table-column">
      <style:table-column-properties style:column-width="4.551cm"/>
    </style:style>
    <style:style style:name="Tableau1.E" style:family="table-column">
      <style:table-column-properties style:column-width="6.0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2 SADH</text:p>
      <text:p text:style-name="P1">Grapin Gonzalez</text:p>
      <text:p text:style-name="P1"/>
      <text:p text:style-name="P2">1.</text:p>
      <text:p text:style-name="P2"><draw:frame draw:style-name="fr1" draw:name="images1" text:anchor-type="paragraph" svg:width="11.562cm" svg:height="6.826cm" draw:z-index="0"><draw:image xlink:href="Pictures/2000000900002D2B00001AAB584CC43D.svm" xlink:type="simple" xlink:show="embed" xlink:actuate="onLoad"/></draw:frame></text:p>
      <text:p text:style-name="P2">2.</text:p>
      <text:p text:style-name="P2"><draw:frame draw:style-name="fr1" draw:name="images2" text:anchor-type="paragraph" svg:width="16.148cm" svg:height="8.551cm" draw:z-index="1"><draw:image xlink:href="Pictures/2000000900005ADA0000319D3C8495D5.svm" xlink:type="simple" xlink:show="embed" xlink:actuate="onLoad"/></draw:frame></text:p>
      <text:p text:style-name="P2">3. grabdeur réglée : la presion</text:p>
      <text:p text:style-name="P2"><text:s text:c="4"/>grandeur réglante : le débit</text:p>
      <text:p text:style-name="P2"><text:s text:c="4"/>grandeur peturbatrice : la température</text:p>
      <text:p text:style-name="P2"><text:s text:c="4"/>organe de réglage : la vanne automatiqu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.</text:p>
      <text:p text:style-name="P2"><draw:frame draw:style-name="fr2" draw:name="images3" text:anchor-type="paragraph" svg:width="16.678cm" svg:height="13.958cm" draw:z-index="2"><draw:image xlink:href="Pictures/200000090000585F0000488F75C8EA3D.svm" xlink:type="simple" xlink:show="embed" xlink:actuate="onLoad"/></draw:frame></text:p>
      <text:p text:style-name="P2">5.</text:p>
      <text:p text:style-name="P5"/>
      <text:list xml:id="list30322994" text:style-name="L1">
        <text:list-item>
          <text:p text:style-name="P3">les parametres modifiés sont les tOP, on lui met 46,25 %de valeur.</text:p>
        </text:list-item>
      </text:list>
      <text:p text:style-name="P2"/>
      <text:p text:style-name="P2">7.</text:p>
      <text:p text:style-name="P2">8. 150 kPa, donc une pleine étude de 300 kPa</text:p>
      <text:p text:style-name="P2"/>
      <text:p text:style-name="P2">9. Au plus on ouvre la vanne plus la pression monte, donc on a un procédé direct avec un régulateur inverse.</text:p>
      <text:p text:style-name="P2"><text:s/></text:p>
      <text:p text:style-name="P2">10. le nom du parametre est config.INST</text:p>
      <text:p text:style-name="P2"><text:s/></text:p>
      <text:p text:style-name="P2">11.</text:p>
      <text:p text:style-name="P2"/>
      <text:p text:style-name="P2">12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6">Xp</text:p>
          </table:table-cell>
          <table:table-cell table:style-name="Tableau1.A1" office:value-type="string">
            <text:p text:style-name="P6">Gain Kp</text:p>
          </table:table-cell>
          <table:table-cell table:style-name="Tableau1.A1" office:value-type="string">
            <text:p text:style-name="P6">Erreur Statique</text:p>
          </table:table-cell>
          <table:table-cell table:style-name="Tableau1.A1" office:value-type="string">
            <text:p text:style-name="P6">Temps de réponse à 10%</text:p>
          </table:table-cell>
          <table:table-cell table:style-name="Tableau1.E1" office:value-type="string">
            <text:p text:style-name="P6">Dépassement en %</text:p>
          </table:table-cell>
        </table:table-row>
        <table:table-row>
          <table:table-cell table:style-name="Tableau1.A2" office:value-type="string">
            <text:p text:style-name="P6">10</text:p>
          </table:table-cell>
          <table:table-cell table:style-name="Tableau1.A2" office:value-type="string">
            <text:p text:style-name="P6">0,735</text:p>
          </table:table-cell>
          <table:table-cell table:style-name="Tableau1.A2" office:value-type="string">
            <text:p text:style-name="P6">-18</text:p>
          </table:table-cell>
          <table:table-cell table:style-name="Tableau1.A2" office:value-type="string">
            <text:p text:style-name="P6">2,5s</text:p>
          </table:table-cell>
          <table:table-cell table:style-name="Tableau1.E2" office:value-type="string">
            <text:p text:style-name="P6">0%</text:p>
          </table:table-cell>
        </table:table-row>
        <table:table-row>
          <table:table-cell table:style-name="Tableau1.A2" office:value-type="string">
            <text:p text:style-name="P6">20</text:p>
          </table:table-cell>
          <table:table-cell table:style-name="Tableau1.A2" office:value-type="string">
            <text:p text:style-name="P6">0,735</text:p>
          </table:table-cell>
          <table:table-cell table:style-name="Tableau1.A2" office:value-type="string">
            <text:p text:style-name="P6">-18</text:p>
          </table:table-cell>
          <table:table-cell table:style-name="Tableau1.A2" office:value-type="string">
            <text:p text:style-name="P6">3s</text:p>
          </table:table-cell>
          <table:table-cell table:style-name="Tableau1.E2" office:value-type="string">
            <text:p text:style-name="P6">0%</text:p>
          </table:table-cell>
        </table:table-row>
        <table:table-row>
          <table:table-cell table:style-name="Tableau1.A2" office:value-type="string">
            <text:p text:style-name="P6">30</text:p>
          </table:table-cell>
          <table:table-cell table:style-name="Tableau1.A2" office:value-type="string">
            <text:p text:style-name="P6">1,04</text:p>
          </table:table-cell>
          <table:table-cell table:style-name="Tableau1.A2" office:value-type="string">
            <text:p text:style-name="P6">3,5</text:p>
          </table:table-cell>
          <table:table-cell table:style-name="Tableau1.A2" office:value-type="string">
            <text:p text:style-name="P6">3s</text:p>
          </table:table-cell>
          <table:table-cell table:style-name="Tableau1.E2" office:value-type="string">
            <text:p text:style-name="P6">0%</text:p>
          </table:table-cell>
        </table:table-row>
      </table:table>
      <text:p text:style-name="P2"/>
      <text:list xml:id="list31329804" text:style-name="L3">
        <text:list-item>
          <text:p text:style-name="P4">Plus la bande proportionnelle est grande plus la régulation est précise.</text:p>
        </text:list-item>
        <text:list-item>
          <text:p text:style-name="P4">Plus la bande proportionnelle est petite plus la régulation est précis.</text:p>
        </text:list-item>
        <text:list-item>
          <text:p text:style-name="P4">La bande proportionnelle n'a aucune influence sur la stabilité de la régulation.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1-20T08:47:18.68</meta:creation-date>
    <meta:document-statistic meta:table-count="1" meta:image-count="3" meta:object-count="0" meta:page-count="3" meta:paragraph-count="43" meta:word-count="151" meta:character-count="789"/>
    <dc:date>2019-11-20T11:22:22.26</dc:date>
    <meta:editing-duration>PT3M41S</meta:editing-duration>
    <meta:editing-cycles>1</meta:editing-cycles>
    <meta:generator>LibreOffice/3.3$Win32 LibreOffice_project/330m19$Build-202</meta:generator>
  </office:meta>
</office:document-meta>
</file>